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officeooo:paragraph-rsid="00103684" style:font-size-asian="10pt"/>
    </style:style>
    <style:style style:name="P4" style:family="paragraph" style:parent-style-name="Standard">
      <style:text-properties fo:font-size="10pt" officeooo:rsid="001d0200" officeooo:paragraph-rsid="0011e97d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Times New Roman" officeooo:paragraph-rsid="0011e97d"/>
    </style:style>
    <style:style style:name="P7" style:family="paragraph" style:parent-style-name="Standard">
      <style:text-properties style:font-name="Arial" fo:font-size="10pt" fo:font-weight="bold" officeooo:rsid="001d0200" officeooo:paragraph-rsid="0011e97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203bf6" officeooo:paragraph-rsid="0011e97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rsid="00230825" officeooo:paragraph-rsid="0011e97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paragraph-rsid="0011e97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normal" officeooo:rsid="00230825" officeooo:paragraph-rsid="0011e97d" style:font-size-asian="10pt" style:font-weight-asian="normal" style:font-size-complex="10pt" style:font-weight-complex="normal"/>
    </style:style>
    <style:style style:name="P12" style:family="paragraph" style:parent-style-name="Standard">
      <style:text-properties officeooo:paragraph-rsid="0011e97d"/>
    </style:style>
    <style:style style:name="P1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 fo:font-size="12pt" officeooo:paragraph-rsid="0011e97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24pt" fo:font-weight="bold" officeooo:paragraph-rsid="0011e97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 officeooo:paragraph-rsid="0011e97d"/>
    </style:style>
    <style:style style:name="P18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20" style:family="paragraph" style:parent-style-name="Text_20_body">
      <style:paragraph-properties fo:margin-left="1.323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21" style:family="paragraph" style:parent-style-name="Text_20_body">
      <style:paragraph-properties fo:margin-left="2.558cm" fo:margin-right="0cm" fo:text-indent="0cm" style:auto-text-indent="false">
        <style:tab-stops/>
      </style:paragraph-properties>
      <style:text-properties style:font-name="Times New Roman" fo:font-size="12pt" officeooo:paragraph-rsid="0011e97d" style:font-size-asian="12pt" style:font-size-complex="12pt"/>
    </style:style>
    <style:style style:name="P22" style:family="paragraph" style:parent-style-name="Standard" style:master-page-name="Standard">
      <style:paragraph-properties style:page-number="auto"/>
      <style:text-properties officeooo:paragraph-rsid="0011e97d"/>
    </style:style>
    <style:style style:name="P23" style:family="paragraph" style:parent-style-name="Heading_20_2">
      <style:text-properties fo:font-weight="bold" officeooo:paragraph-rsid="0011e97d" style:font-weight-asian="bold" style:font-weight-complex="bold"/>
    </style:style>
    <style:style style:name="P24" style:family="paragraph" style:parent-style-name="Heading_20_2">
      <style:text-properties officeooo:paragraph-rsid="0011e97d"/>
    </style:style>
    <style:style style:name="P25" style:family="paragraph" style:parent-style-name="Heading_20_1">
      <style:text-properties officeooo:paragraph-rsid="0011e97d"/>
    </style:style>
    <style:style style:name="T1" style:family="text">
      <style:text-properties officeooo:rsid="001fcd9d" style:font-size-complex="10pt"/>
    </style:style>
    <style:style style:name="T2" style:family="text">
      <style:text-properties officeooo:rsid="0011e97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d0200"/>
    </style:style>
    <style:style style:name="T7" style:family="text">
      <style:text-properties fo:font-size="14pt" officeooo:rsid="001efde2" style:font-size-asian="14pt" style:font-size-complex="14pt"/>
    </style:style>
    <style:style style:name="T8" style:family="text">
      <style:text-properties officeooo:rsid="001d0200"/>
    </style:style>
    <style:style style:name="T9" style:family="text">
      <style:text-properties officeooo:rsid="001c0ab6"/>
    </style:style>
    <style:style style:name="T10" style:family="text">
      <style:text-properties officeooo:rsid="001ade3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03bf6"/>
    </style:style>
    <style:style style:name="T13" style:family="text">
      <style:text-properties officeooo:rsid="0013da6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ória Virtual<text:line-break/>Caso de uso: Realizar Busca Simples <text:span text:style-name="T9">Via Interface Web Service</text:span></text:p>
      <text:p text:style-name="P16"/>
      <text:h text:style-name="P25" text:outline-level="1">.Breve Descrição</text:h>
      <text:p text:style-name="P15">Este caso de uso permite que a busca seja feita entre os objetos marcados como revisados e disponível para acesso externo <text:span text:style-name="T8">via uma interface de serviço disponível na Web. O serviço disponível retornará uma lista de bens patrimonias resultantes da busca, podendo utilizar dois tipos de interfaces para a consulta, SOAP e REST.</text:span></text:p>
      <text:h text:style-name="P25" text:outline-level="1">.Breve Descrição dos Atores</text:h>
      <text:p text:style-name="P6"><text:tab/><text:span text:style-name="T8">Sistema Externo: pode fazer requisição de bens revisados.</text:span></text:p>
      <text:h text:style-name="P25" text:outline-level="1">.Fluxo Básico de Eventos</text:h>
      <text:p text:style-name="P18">1. <text:span text:style-name="T8">Sistema fará requisição de bens fornecendo uma palavra-chave para a busca, acompanhado de um mecanismo de autenticação, e qual página da lista de resultados da pesquisa deseja, e e a quantidade de registros por página.</text:span></text:p>
      <text:p text:style-name="P18"><text:span text:style-name="T8">2. </text:span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20"><text:s/><text:tab/>- Título Principal do Bem Patrimonial</text:p>
      <text:p text:style-name="P21">- Título Adicional do Bem Patrimonial</text:p>
      <text:p text:style-name="P19"><text:s/><text:tab/> <text:tab/>- Parte do Título (Principal ou Adicional)</text:p>
      <text:p text:style-name="P19"><text:s/><text:tab/> <text:tab/>- <text:span text:style-name="T10">Número de Registro</text:span></text:p>
      <text:p text:style-name="P19"><text:tab/><text:tab/>- <text:span text:style-name="T10">Nomes dos Autores<text:line-break/><text:tab/><text:tab/>- Localização</text:span></text:p>
      <text:p text:style-name="P18"><text:span text:style-name="T8">3</text:span>. <text:span text:style-name="T8">O Sistema retornará para o sistema externo todos os bens patrimonias resultantes em formato XML.</text:span></text:p>
      <text:h text:style-name="P25" text:outline-level="1">.Fluxos Alternativos</text:h>
      <text:p text:style-name="P7">Fluxo Alternativo 1</text:p>
      <text:p text:style-name="P4"><text:tab/>No passo 3, Caso o sistema não encontre nenhum bem patrimonial o arquivo XML será vazio.</text:p>
      <text:p text:style-name="P12"/>
      <text:h text:style-name="P23" text:outline-level="2">Fluxo Alternativo 2</text:h>
      <text:p text:style-name="P12"><text:span text:style-name="Fonte_20_parág._20_padrão"><text:span text:style-name="T5"><text:tab/></text:span></text:span><text:span text:style-name="Fonte_20_parág._20_padrão"><text:span text:style-name="T6">No passo 1, o Sistema externo pode passar como parâmetro uma lista de instituições, e o sistema realizará a pesquisa somente dentro destas instituições.</text:span></text:span></text:p>
      <text:p text:style-name="P6"/>
      <text:h text:style-name="P24" text:outline-level="2">Fluxo Alternativo 3</text:h>
      <text:p text:style-name="P12"><text:tab/><text:span text:style-name="T6">No passo 1, o sistema externo poderá passar como parâmetro o tamanho da página que deseja que seja retornada.</text:span></text:p>
      <text:p text:style-name="P10"/>
      <text:p text:style-name="P8"><text:soft-page-break/>Fluxo Alternativo 4</text:p>
      <text:p text:style-name="P8"><text:tab/><text:span text:style-name="T11">No passo 1, caso a autenticação esteja errada, sistema retornara mensagem de erro.</text:span></text:p>
      <text:p text:style-name="P9">Fluxo Alternativo 5</text:p>
      <text:p text:style-name="P11"><text:tab/>No passo 1, caso o sistema externo exceda o limite de elementos por página(30) o numero de elementos por página será o máximo(30).</text:p>
      <text:h text:style-name="P25" text:outline-level="1">. Pós-Condições</text:h>
      <text:p text:style-name="P17">Fluxo básico: <text:tab/><text:tab/>Não há nenhum tipo de alteração no sistema.</text:p>
      <text:p text:style-name="P17">Fluxo <text:span text:style-name="T12">a</text:span>lternativo 1: <text:tab/>Não há nenhum tipo de alteração no sistema.</text:p>
      <text:p text:style-name="P17">Fluxo alternativo 2: <text:tab/>Não há nenhum tipo de alteração no sistema.</text:p>
      <text:p text:style-name="P17">Fluxo alternativo 3: <text:tab/>Não há nenhum tipo de alteração no sistema.</text:p>
      <text:p text:style-name="P17">Fluxo alternativo <text:span text:style-name="T12">4</text:span>: <text:tab/>Não há nenhum tipo de alteração no sistema.</text:p>
      <text:p text:style-name="P17"/>
      <text:h text:style-name="P25" text:outline-level="1">. Requisitos Especiais</text:h>
      <text:p text:style-name="P6">Se o Bem Patrimonial não estiver marcado com a opção “Disponível para acesso externo”, este não pode aparecer disponível para busca.</text:p>
      <text:p text:style-name="P12"><text:span text:style-name="Fonte_20_parág._20_padrão"><text:span text:style-name="T5">Performance: os resultados devem ser retornados em até 1 segundo.</text:span></text:span></text:p>
      <text:p text:style-name="P6"><text:span text:style-name="Fonte_20_parág._20_padrão"><text:span text:style-name="T7">Segurança: os serviços deverão ser seguros e a prova de ataques(ddos, etc...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officeooo:paragraph-rsid="00103684" style:font-size-asian="10pt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fcd9d" style:font-size-complex="10pt"/>
    </style:style>
    <style:style style:name="MT2" style:family="text">
      <style:text-properties officeooo:rsid="0013da62"/>
    </style:style>
    <style:style style:name="MT3" style:family="text">
      <style:text-properties officeooo:rsid="0011e97d"/>
    </style:style>
    <style:style style:name="MT4" style:family="text">
      <style:text-properties fo:font-size="10pt" style:font-size-asian="10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3">Documento de Especificação de Casos de Uso - <text:span text:style-name="MT1">Realizar Busca de Elementos Multimídias Via Interface Web Service</text:span></text:p>
            </table:table-cell>
            <table:table-cell table:style-name="Tabela2.C1" office:value-type="string">
              <text:p text:style-name="MP4">Versão do documento: 1.<text:span text:style-name="MT2">0</text:span>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<text:span text:style-name="MT3">14/05/2014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6"><text:span text:style-name="MT4">Página 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7</meta:editing-cycles>
    <meta:editing-duration>PT12M34S</meta:editing-duration>
    <meta:generator>LibreOffice/4.2.3.3$Windows_x86 LibreOffice_project/882f8a0a489bc99a9e60c7905a60226254cb6ff0</meta:generator>
    <dc:date>2014-05-14T15:32:37.679000000</dc:date>
    <meta:document-statistic meta:table-count="2" meta:image-count="1" meta:object-count="0" meta:page-count="2" meta:paragraph-count="42" meta:word-count="453" meta:character-count="2782" meta:non-whitespace-character-count="2347"/>
  </office:meta>
</office:document-meta>
</file>